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order="0.06pt solid #000000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8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2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fo:border="0.06pt solid #000000"/>
      <style:text-properties style:font-name="Iosevka NF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127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128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12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13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2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6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27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36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7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38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13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140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35" style:family="table-cell" style:parent-style-name="Default">
      <style:table-cell-properties fo:border-bottom="none" fo:border-left="none" fo:border-right="none" fo:border-top="0.06pt solid #000000"/>
    </style:style>
    <style:style style:name="ce36" style:family="table-cell" style:parent-style-name="Default">
      <style:table-cell-properties fo:border="none"/>
    </style:style>
    <style:style style:name="ce144" style:family="table-cell" style:parent-style-name="Default">
      <style:table-cell-properties fo:border-bottom="0.06pt solid #000000" fo:border-left="none" fo:border-right="none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6" style:family="table-cell" style:parent-style-name="Default">
      <style:table-cell-properties fo:border-bottom="none" fo:border-left="0.06pt solid #000000" fo:border-right="0.06pt solid #000000" fo:border-top="none"/>
    </style:style>
    <style:style style:name="ce14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3" style:family="table-cell" style:parent-style-name="Default">
      <style:table-cell-properties fo:border-bottom="none" fo:border-left="0.06pt solid #000000" fo:border-right="none" fo:border-top="0.06pt solid #000000"/>
    </style:style>
    <style:style style:name="ce154" style:family="table-cell" style:parent-style-name="Default">
      <style:table-cell-properties fo:border-bottom="none" fo:border-left="0.06pt solid #000000" fo:border-right="none" fo:border-top="none"/>
    </style:style>
    <style:style style:name="ce155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57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6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6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63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default-cell-style-name="ce15"/>
        <table:table-column table:style-name="co1" table:default-cell-style-name="ce127"/>
        <table:table-column table:style-name="co1" table:number-columns-repeated="3" table:default-cell-style-name="ce3"/>
        <table:table-column table:style-name="co1" table:number-columns-repeated="2" table:default-cell-style-name="ce42"/>
        <table:table-column table:style-name="co1" table:default-cell-style-name="ce6"/>
        <table:table-column table:style-name="co1" table:default-cell-style-name="ce42"/>
        <table:table-column table:style-name="co1" table:default-cell-style-name="Default"/>
        <table:table-row table:style-name="ro1" table:visibility="collapse" table:number-rows-repeated="6">
          <table:table-cell table:style-name="ce107"/>
          <table:table-cell table:style-name="Default" table:number-columns-repeated="9"/>
          <table:table-cell/>
        </table:table-row>
        <table:table-row table:style-name="ro1" table:visibility="collapse">
          <table:table-cell table:style-name="ce108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3"/>
          <table:covered-table-cell table:number-columns-repeated="3"/>
          <table:covered-table-cell table:number-columns-repeated="2" table:style-name="ce3"/>
          <table:covered-table-cell table:number-columns-repeated="2" table:style-name="Default"/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2">
            <text:p>Document class</text:p>
          </table:table-cell>
          <table:covered-table-cell table:style-name="ce1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o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2">
            <text:p>Use package</text:p>
          </table:table-cell>
          <table:covered-table-cell table:style-name="ce3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k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Title</text:p>
          </table:table-cell>
          <table:covered-table-cell table:style-name="ce1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Author</text:p>
          </table:table-cell>
          <table:covered-table-cell table:style-name="ce1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1">
            <text:p>Date</text:p>
          </table:table-cell>
          <table:covered-table-cell table:style-name="ce1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5">
            <text:p>Section</text:p>
          </table:table-cell>
          <table:covered-table-cell table:style-name="ce14"/>
          <table:table-cell table:style-name="ce128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42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...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29" table:number-columns-spanned="4" table:number-rows-spanned="1"/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covered-table-cell table:style-name="ce7"/>
          <table:covered-table-cell table:style-name="ce14"/>
          <table:table-cell table:style-name="ce130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112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 table:style-name="ce163"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ection</text:p>
          </table:table-cell>
          <table:covered-table-cell table:style-name="ce1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 table:style-name="ce163"/>
        </table:table-row>
        <table:table-row table:style-name="ro1">
          <table:table-cell table:style-name="ce7" office:value-type="string" calcext:value-type="string" table:number-columns-spanned="2" table:number-rows-spanned="3">
            <text:p>Subsubsection</text:p>
          </table:table-cell>
          <table:covered-table-cell table:style-name="ce1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163"/>
        </table:table-row>
        <table:table-row table:style-name="ro1">
          <table:covered-table-cell table:style-name="ce7"/>
          <table:covered-table-cell table:style-name="ce3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 table:number-columns-repeated="2" table:style-name="ce3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3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3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3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3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covered-table-cell/>
          <table:covered-table-cell table:style-name="ce3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42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hyperref jump to correct page</text:p>
          </table:table-cell>
          <table:covered-table-cell table:style-name="ce1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Add entry to list</text:p>
          </table:table-cell>
          <table:covered-table-cell table:style-name="ce1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woside headers</text:p>
          </table:table-cell>
          <table:covered-table-cell table:style-name="ce1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title</text:p>
          </table:table-cell>
          <table:covered-table-cell table:style-name="ce1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Table of contents</text:p>
          </table:table-cell>
          <table:covered-table-cell table:style-name="ce1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tables</text:p>
          </table:table-cell>
          <table:covered-table-cell table:style-name="ce1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List of figures</text:p>
          </table:table-cell>
          <table:covered-table-cell table:style-name="ce1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Makeindex</text:p>
          </table:table-cell>
          <table:covered-table-cell table:style-name="ce1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rint index</text:p>
          </table:table-cell>
          <table:covered-table-cell table:style-name="ce1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2" table:number-rows-spanned="1">
            <text:p>PDF bookmark</text:p>
          </table:table-cell>
          <table:covered-table-cell table:style-name="ce1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Labe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1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h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phantom{...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Colum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mul</text:p>
          </table:table-cell>
          <table:table-cell table:style-name="ce6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13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1">
          <table:table-cell table:style-name="ce112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116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tz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i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a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enumite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135" office:value-type="string" calcext:value-type="string">
            <text:p>\item ... </text:p>
          </table:table-cell>
          <table:table-cell table:style-name="ce35" table:number-columns-repeated="2"/>
          <table:table-cell table:style-name="ce43"/>
          <table:table-cell office:value-type="string" calcext:value-type="string">
            <text:p>tm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7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1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oo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f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s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c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1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13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l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13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dd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13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r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x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ee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13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p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36"/>
          <table:covered-table-cell/>
          <table:covered-table-cell table:number-columns-repeated="3" table:style-name="ce3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128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5">
            <text:p>tab</text:p>
          </table:table-cell>
          <table:table-cell table:style-name="ce6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6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36"/>
          <table:covered-table-cell table:style-name="ce151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144"/>
          <table:covered-table-cell table:style-name="ce152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rr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36"/>
          <table:covered-table-cell/>
          <table:covered-table-cell table:number-columns-repeated="2" table:style-name="ce3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7" office:value-type="string" calcext:value-type="string" table:number-columns-spanned="2" table:number-rows-spanned="3">
            <text:p>Text alignment</text:p>
          </table:table-cell>
          <table:covered-table-cell table:style-name="ce3"/>
          <table:table-cell table:style-name="ce137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1">
          <table:table-cell office:value-type="string" calcext:value-type="string" table:number-columns-spanned="2" table:number-rows-spanned="2">
            <text:p>Horizontal line</text:p>
          </table:table-cell>
          <table:covered-table-cell/>
          <table:table-cell table:style-name="ce131" office:value-type="string" calcext:value-type="string" table:number-columns-spanned="4" table:number-rows-spanned="1">
            <text:p>\hlin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n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138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loa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pt</text:p>
          </table:table-cell>
          <table:table-cell table:style-name="ce6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sn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Fo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137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a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ug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13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36"/>
          <table:covered-table-cell/>
          <table:covered-table-cell table:style-name="ce6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6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Math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139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13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3">
            <text:p>en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36"/>
          <table:covered-table-cell table:style-name="ce49"/>
          <table:covered-table-cell table:number-columns-repeated="2" table:style-name="Default"/>
          <table:covered-table-cell table:style-name="ce49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27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style-name="ce6"/>
          <table:covered-table-cell table:number-columns-repeated="2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27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6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27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6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27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27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6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7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49"/>
          <table:covered-table-cell table:number-columns-repeated="2" table:style-name="Default"/>
          <table:covered-table-cell/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49"/>
          <table:covered-table-cell table:number-columns-repeated="3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27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36"/>
          <table:covered-table-cell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13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office:value-type="string" calcext:value-type="string" table:number-columns-spanned="1" table:number-rows-spanned="2">
            <text:p>br</text:p>
          </table:table-cell>
          <table:table-cell table:style-name="ce6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number-columns-spanned="1" table:number-rows-spanned="2"/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...</text:p>
          </table:table-cell>
          <table:covered-table-cell table:number-columns-repeated="3" table:style-name="ce36"/>
          <table:covered-table-cell/>
          <table:covered-table-cell table:style-name="ce3"/>
          <table:covered-table-cell table:number-columns-repeated="2"/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a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2" table:number-rows-spanned="1">
            <text:p>Command</text:p>
          </table:table-cell>
          <table:covered-table-cell/>
          <table:table-cell table:style-name="ce19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6"/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,{</text:span><text:span text:style-name="T9">cols</text:span><text:span text:style-name="T10">}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27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42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157"/>
          <table:table-cell table:style-name="ce6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table:style-name="ce25" office:value-type="string" calcext:value-type="string">
            <text:p>...</text:p>
          </table:table-cell>
          <table:table-cell table:style-name="ce36"/>
          <table:covered-table-cell table:number-columns-repeated="2" table:style-name="ce36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covered-table-cell table:number-columns-repeated="2" table:style-name="Default"/>
          <table:table-cell table:style-name="ce26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3"/>
          <table:covered-table-cell table:style-name="ce6"/>
          <table:covered-table-cell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t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tx</text:p>
          </table:table-cell>
          <table:table-cell table:style-name="ce52"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13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6">
            <text:p>cf</text:p>
          </table:table-cell>
          <table:table-cell table:style-name="ce52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36"/>
          <table:covered-table-cell table:number-columns-repeated="4"/>
          <table:table-cell/>
        </table:table-row>
        <table:table-row table:style-name="ro2">
          <table:covered-table-cell table:number-columns-repeated="2" table:style-name="Default"/>
          <table:table-cell table:style-name="ce140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5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52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g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g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x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office:value-type="string" calcext:value-type="string" table:number-columns-spanned="1" table:number-rows-spanned="2">
            <text:p>r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opr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e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office:value-type="string" calcext:value-type="string" table:number-columns-spanned="1" table:number-rows-spanned="2">
            <text:p>f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office:value-type="string" calcext:value-type="string" table:number-columns-spanned="1" table:number-rows-spanned="2">
            <text:p>x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m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i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cu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i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s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f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lvu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7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Function domain and codomain</text:p>
          </table:table-cell>
          <table:covered-table-cell table:style-name="ce3"/>
          <table:table-cell table:style-name="ce141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fn</text:p>
          </table:table-cell>
          <table:table-cell table:style-name="ce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6"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128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36"/>
          <table:covered-table-cell table:style-name="ce151"/>
          <table:covered-table-cell table:number-columns-repeated="4"/>
          <table:table-cell/>
        </table:table-row>
        <table:table-row table:style-name="ro2">
          <table:covered-table-cell table:number-columns-repeated="2"/>
          <table:table-cell table:style-name="ce130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144"/>
          <table:covered-table-cell table:style-name="ce152"/>
          <table:covered-table-cell table:number-columns-repeated="4"/>
          <table:table-cell/>
        </table:table-row>
        <table:table-row table:style-name="ro2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6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6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6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6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6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6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6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6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6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6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k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a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6"/>
          <table:covered-table-cell table:number-columns-repeated="3"/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6" office:value-type="string" calcext:value-type="string" table:number-columns-spanned="1" table:number-rows-spanned="2">
            <text:p>d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6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49"/>
          <table:covered-table-cell table:number-columns-repeated="2"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tk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e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 table:number-columns-spanned="1" table:number-rows-spanned="2">
            <text:p>.ph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49"/>
          <table:covered-table-cell table:number-columns-repeated="2" table:style-name="Default"/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Accen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6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ht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til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v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6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vc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b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6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q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49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table:style-name="ce117" office:value-type="string" calcext:value-type="string" table:number-columns-spanned="10" table:number-rows-spanned="1">
            <text:p>Arrow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Sum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m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m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sp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rod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de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pdr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2">
            <text:p>npd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7"/>
          <table:table-cell/>
        </table:table-row>
        <table:table-row table:style-name="ro2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b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6"/>
          <table:table-cell office:value-type="string" calcext:value-type="string">
            <text:p>esint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n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office:value-type="string" calcext:value-type="string" table:number-columns-spanned="1" table:number-rows-spanned="2">
            <text:p>itts</text:p>
          </table:table-cell>
          <table:table-cell office:value-type="string" calcext:value-type="string" table:number-columns-spanned="1" table:number-rows-spanned="2">
            <text:p>yes</text:p>
          </table:table-cell>
          <table:table-cell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6"/>
          <table:table-cell office:value-type="string" calcext:value-type="string">
            <text:p>txfonts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51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42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ctn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60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9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42" office:value-type="string" calcext:value-type="string" table:number-columns-spanned="1" table:number-rows-spanned="6">
            <text:p>no</text:p>
          </table:table-cell>
          <table:table-cell table:style-name="ce6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au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51" office:value-type="string" calcext:value-type="string" table:number-columns-spanned="1" table:number-rows-spanned="2">
            <text:p>yec</text:p>
          </table:table-cell>
          <table:table-cell office:value-type="string" calcext:value-type="string" table:number-columns-spanned="1" table:number-rows-spanned="2">
            <text:p>no</text:p>
          </table:table-cell>
          <table:table-cell table:style-name="ce42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51"/>
          <table:covered-table-cell/>
          <table:covered-table-cell table:style-name="ce42"/>
          <table:covered-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1" office:value-type="string" calcext:value-type="string" table:number-columns-spanned="10" table:number-rows-spanned="1">
            <text:p>bib.lua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3"/>
          <table:table-cell table:style-name="ce19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148"/>
          <table:covered-table-cell/>
          <table:table-cell table:style-name="ce6" office:value-type="string" calcext:value-type="string">
            <text:p>Snippet</text:p>
          </table:table-cell>
          <table:table-cell table:style-name="ce6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42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128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128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42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13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36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42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}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27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27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42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27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35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42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36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3" table:style-name="ce14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27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145"/>
          <table:covered-table-cell table:style-name="ce153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146"/>
          <table:covered-table-cell table:style-name="ce154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26" office:value-type="string" calcext:value-type="string" table:number-columns-spanned="4" table:number-rows-spanned="1">
            <text:p>}</text:p>
          </table:table-cell>
          <table:covered-table-cell table:number-columns-repeated="2" table:style-name="ce147"/>
          <table:covered-table-cell table:style-name="ce155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128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128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42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128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42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128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42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128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42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128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35"/>
          <table:covered-table-cell table:style-name="ce43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42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/>
          <table:table-cell table:style-name="ce12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2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36"/>
          <table:covered-table-cell table:style-name="ce151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covered-table-cell table:number-columns-repeated="2" table:style-name="ce3"/>
          <table:table-cell table:style-name="ce130" office:value-type="string" calcext:value-type="string" table:number-columns-spanned="4" table:number-rows-spanned="1">
            <text:p>}</text:p>
          </table:table-cell>
          <table:covered-table-cell table:number-columns-repeated="2" table:style-name="ce144"/>
          <table:covered-table-cell table:style-name="ce152"/>
          <table:covered-table-cell table:number-columns-repeated="2"/>
          <table:covered-table-cell table:style-name="ce42"/>
          <table:covered-table-cell/>
          <table:table-cell/>
        </table:table-row>
        <table:table-row table:style-name="ro2">
          <table:table-cell table:style-name="ce112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123"/>
          <table:table-cell table:style-name="ce3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124"/>
          <table:covered-table-cell table:style-name="ce161"/>
          <table:table-cell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Logic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123"/>
          <table:table-cell office:value-type="string" calcext:value-type="string">
            <text:p>---</text:p>
          </table:table-cell>
          <table:table-cell/>
        </table:table-row>
        <table:table-row table:style-name="ro2">
          <table:table-cell table:style-name="ce117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3"/>
          <table:covered-table-cell table:number-columns-repeated="3"/>
          <table:covered-table-cell table:number-columns-repeated="4" table:style-name="ce3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Code</text:p>
          </table:table-cell>
          <table:covered-table-cell table:style-name="ce3"/>
          <table:covered-table-cell table:style-name="ce19"/>
          <table:covered-table-cell/>
          <table:covered-table-cell table:style-name="ce148"/>
          <table:covered-table-cell/>
          <table:covered-table-cell table:number-columns-repeated="2" table:style-name="ce6"/>
          <table:covered-table-cell/>
          <table:table-cell table:style-name="ce6" office:value-type="string" calcext:value-type="string">
            <text:p>Package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der}[2]{\frac{\dr#1}{\dr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124"/>
          <table:covered-table-cell table:style-name="ce124" office:value-type="string" calcext:value-type="string">
            <text:p>\newcommand{\der}[2]{\frac{\dr#1}{\dr#2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9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124"/>
          <table:covered-table-cell table:style-name="ce124" office:value-type="string" calcext:value-type="string">
            <text:p>\newcommand{\npd}[3]{\frac{\partial^{#1}#2}{\partial#3^{#1}}}</text:p>
          </table:covered-table-cell>
          <table:covered-table-cell table:number-columns-repeated="5" table:style-name="ce124"/>
          <table:covered-table-cell table:style-name="ce161"/>
          <table:table-cell table:number-columns-spanned="1" table:number-rows-spanned="2"/>
          <table:table-cell/>
        </table:table-row>
        <table:table-row table:style-name="ro2">
          <table:table-cell table:style-name="ce120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125"/>
          <table:covered-table-cell table:style-name="ce162"/>
          <table:covered-table-cell table:style-name="Default"/>
          <table:table-cell/>
        </table:table-row>
        <table:table-row table:style-name="ro2">
          <table:table-cell table:style-name="ce118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123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/00/0000</text:date>, <text:time style:data-style-name="N2" text:time-value="11:56:29.8891786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9-03T11:56:40.060456495</dc:date>
    <meta:editing-duration>P1DT14H26M28S</meta:editing-duration>
    <meta:editing-cycles>630</meta:editing-cycles>
    <meta:generator>LibreOffice/24.8.0.3$Linux_X86_64 LibreOffice_project/480$Build-3</meta:generator>
    <meta:print-date>2024-08-29T05:12:34.276322662</meta:print-date>
    <meta:printed-by>PDF files</meta:printed-by>
    <meta:document-statistic meta:table-count="1" meta:cell-count="3445" meta:object-count="0"/>
  </office:meta>
</office:document-meta>
</file>